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ed8f8" fo:min-height="3.052cm"/>
    </style:style>
    <style:style style:name="gr2" style:family="graphic" style:parent-style-name="standard">
      <style:graphic-properties svg:stroke-color="#000000" draw:fill="gradient" draw:fill-gradient-name="Orange_20_Gradient_20_2" draw:textarea-horizontal-align="justify" draw:textarea-vertical-align="middle" draw:auto-grow-height="false" fo:min-height="0.068cm" fo:min-width="0.056cm"/>
    </style:style>
    <style:style style:name="gr3" style:family="graphic" style:parent-style-name="standard">
      <style:graphic-properties svg:stroke-color="#000000" draw:fill="gradient" draw:fill-gradient-name="Orange_20_Gradient_20_2" draw:textarea-horizontal-align="justify" draw:textarea-vertical-align="middle" draw:auto-grow-height="false" fo:min-height="0.054cm" fo:min-width="0cm"/>
    </style:style>
    <style:style style:name="P1" style:family="paragraph">
      <style:text-properties style:font-name="Ubuntu Mono" fo:font-size="10.5pt" style:font-size-asian="10.5pt" style:font-size-complex="10.5pt"/>
    </style:style>
    <style:style style:name="P2" style:family="paragraph">
      <style:paragraph-properties fo:text-align="center"/>
    </style:style>
    <style:style style:name="T1" style:family="text">
      <style:text-properties style:font-name="Ubuntu Mono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font-name="Ubuntu Mono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627cm" svg:height="4.255cm" svg:x="0.963cm" svg:y="1cm">
          <draw:text-box>
            <text:p text:style-name="P1"><text:span text:style-name="T1">def</text:span><text:span text:style-name="T2"> pressure_IG(T, V):</text:span></text:p>
            <text:p text:style-name="P1"><text:span text:style-name="T2"><text:s text:c="4"/></text:span><text:span text:style-name="T2"># T should be in deg C and V in cubic meters</text:span></text:p>
            <text:p text:style-name="P1"><text:span text:style-name="T2"><text:s text:c="4"/></text:span><text:span text:style-name="T2">R = 8.314 # ideal gas constant, joules / deg C</text:span></text:p>
            <text:p text:style-name="P1"><text:span text:style-name="T2"><text:s text:c="4"/></text:span><text:span text:style-name="T2">P = R * T / V</text:span></text:p>
            <text:p text:style-name="P1"><text:span text:style-name="T2"><text:s text:c="4"/></text:span><text:span text:style-name="T1">return</text:span><text:span text:style-name="T2"> P</text:span></text:p>
            <text:p text:style-name="P1"><text:span text:style-name="T2"/></text:p>
            <text:p text:style-name="P1"><text:span text:style-name="T2">temperature = 100.0 # deg C</text:span></text:p>
            <text:p text:style-name="P1"><text:span text:style-name="T2">volume = 0.01 # cubic meters</text:span></text:p>
            <text:p text:style-name="P1"><text:span text:style-name="T2">pressure = pressure_IG(temperature, volume)</text:span></text:p>
            <text:p text:style-name="P1"><text:span text:style-name="T2"/></text:p>
            <text:p text:style-name="P1"><text:span text:style-name="T1">print</text:span><text:span text:style-name="T2"> 'The pressure of', volume, ' m^3 of gas at ', temperature, 'deg C is', pressure, 'Pa'</text:span></text:p>
          </draw:text-box>
        </draw:frame>
        <draw:frame draw:style-name="gr1" draw:text-style-name="P1" draw:layer="layout" svg:width="19.627cm" svg:height="4.255cm" svg:x="0.963cm" svg:y="5.635cm">
          <draw:text-box>
            <text:p text:style-name="P1"><text:span text:style-name="T1">def</text:span><text:span text:style-name="T2"> pressure_IG(T, V):</text:span></text:p>
            <text:p text:style-name="P1"><text:span text:style-name="T2"><text:s text:c="4"/></text:span><text:span text:style-name="T2"># T should be in deg C and V in cubic meters</text:span></text:p>
            <text:p text:style-name="P1"><text:span text:style-name="T2"><text:s text:c="4"/></text:span><text:span text:style-name="T2">R = 8.314 # ideal gas constant, joules / deg C</text:span></text:p>
            <text:p text:style-name="P1"><text:span text:style-name="T2"><text:s text:c="4"/></text:span><text:span text:style-name="T2">P = R * T / V</text:span></text:p>
            <text:p text:style-name="P1"><text:span text:style-name="T2"><text:s text:c="4"/></text:span><text:span text:style-name="T1">return</text:span><text:span text:style-name="T2"> P</text:span></text:p>
            <text:p text:style-name="P1"><text:span text:style-name="T2"/></text:p>
            <text:p text:style-name="P1"><text:span text:style-name="T2">temperature = 100.0 # deg C</text:span></text:p>
            <text:p text:style-name="P1"><text:span text:style-name="T2">volume = 0.01 # cubic meters</text:span></text:p>
            <text:p text:style-name="P1"><text:span text:style-name="T2">pressure = pressure_IG(temperature, volume)</text:span></text:p>
            <text:p text:style-name="P1"><text:span text:style-name="T2"/></text:p>
            <text:p text:style-name="P1"><text:span text:style-name="T1">print</text:span><text:span text:style-name="T2"> 'The pressure of', volume, ' m^3 of gas at ', temperature, 'deg C is', pressure, 'Pa'</text:span></text:p>
          </draw:text-box>
        </draw:frame>
        <draw:frame draw:style-name="gr1" draw:text-style-name="P1" draw:layer="layout" svg:width="19.627cm" svg:height="4.255cm" svg:x="0.963cm" svg:y="10.334cm">
          <draw:text-box>
            <text:p text:style-name="P1"><text:span text:style-name="T1">def</text:span><text:span text:style-name="T2"> pressure_IG(T, V):</text:span></text:p>
            <text:p text:style-name="P1"><text:span text:style-name="T2"><text:s text:c="4"/></text:span><text:span text:style-name="T2"># T should be in deg C and V in cubic meters</text:span></text:p>
            <text:p text:style-name="P1"><text:span text:style-name="T2"><text:s text:c="4"/></text:span><text:span text:style-name="T2">R = 8.314 # ideal gas constant, joules / deg C</text:span></text:p>
            <text:p text:style-name="P1"><text:span text:style-name="T2"><text:s text:c="4"/></text:span><text:span text:style-name="T2">P = R * T / V</text:span></text:p>
            <text:p text:style-name="P1"><text:span text:style-name="T2"><text:s text:c="4"/></text:span><text:span text:style-name="T1">return</text:span><text:span text:style-name="T2"> P</text:span></text:p>
            <text:p text:style-name="P1"><text:span text:style-name="T2"/></text:p>
            <text:p text:style-name="P1"><text:span text:style-name="T2">temperature = 100.0 # deg C</text:span></text:p>
            <text:p text:style-name="P1"><text:span text:style-name="T2">volume = 0.01 # cubic meters</text:span></text:p>
            <text:p text:style-name="P1"><text:span text:style-name="T2">pressure = pressure_IG(temperature, volume)</text:span></text:p>
            <text:p text:style-name="P1"><text:span text:style-name="T2"/></text:p>
            <text:p text:style-name="P1"><text:span text:style-name="T1">print</text:span><text:span text:style-name="T2"> 'The pressure of', volume, ' m^3 of gas at ', temperature, 'deg C is', pressure, 'Pa'</text:span></text:p>
          </draw:text-box>
        </draw:frame>
        <draw:frame draw:style-name="gr1" draw:text-style-name="P1" draw:layer="layout" svg:width="19.627cm" svg:height="4.255cm" svg:x="0.963cm" svg:y="15.033cm">
          <draw:text-box>
            <text:p text:style-name="P1"><text:span text:style-name="T1">def</text:span><text:span text:style-name="T2"> pressure_IG(T, V):</text:span></text:p>
            <text:p text:style-name="P1"><text:span text:style-name="T2"><text:s text:c="4"/></text:span><text:span text:style-name="T2"># T should be in deg C and V in cubic meters</text:span></text:p>
            <text:p text:style-name="P1"><text:span text:style-name="T2"><text:s text:c="4"/></text:span><text:span text:style-name="T2">R = 8.314 # ideal gas constant, joules / deg C</text:span></text:p>
            <text:p text:style-name="P1"><text:span text:style-name="T2"><text:s text:c="4"/></text:span><text:span text:style-name="T2">P = R * T / V</text:span></text:p>
            <text:p text:style-name="P1"><text:span text:style-name="T2"><text:s text:c="4"/></text:span><text:span text:style-name="T1">return</text:span><text:span text:style-name="T2"> P</text:span></text:p>
            <text:p text:style-name="P1"><text:span text:style-name="T2"/></text:p>
            <text:p text:style-name="P1"><text:span text:style-name="T2">temperature = 100.0 # deg C</text:span></text:p>
            <text:p text:style-name="P1"><text:span text:style-name="T2">volume = 0.01 # cubic meters</text:span></text:p>
            <text:p text:style-name="P1"><text:span text:style-name="T2">pressure = pressure_IG(temperature, volume)</text:span></text:p>
            <text:p text:style-name="P1"><text:span text:style-name="T2"/></text:p>
            <text:p text:style-name="P1"><text:span text:style-name="T1">print</text:span><text:span text:style-name="T2"> 'The pressure of', volume, ' m^3 of gas at ', temperature, 'deg C is', pressure, 'Pa'</text:span></text:p>
          </draw:text-box>
        </draw:frame>
        <draw:frame draw:style-name="gr1" draw:text-style-name="P1" draw:layer="layout" svg:width="19.627cm" svg:height="4.255cm" svg:x="1cm" svg:y="19.732cm">
          <draw:text-box>
            <text:p text:style-name="P1"><text:span text:style-name="T1">def</text:span><text:span text:style-name="T2"> pressure_IG(T, V):</text:span></text:p>
            <text:p text:style-name="P1"><text:span text:style-name="T2"><text:s text:c="4"/></text:span><text:span text:style-name="T2"># T should be in deg C and V in cubic meters</text:span></text:p>
            <text:p text:style-name="P1"><text:span text:style-name="T2"><text:s text:c="4"/></text:span><text:span text:style-name="T2">R = 8.314 # ideal gas constant, joules / deg C</text:span></text:p>
            <text:p text:style-name="P1"><text:span text:style-name="T2"><text:s text:c="4"/></text:span><text:span text:style-name="T2">P = R * T / V</text:span></text:p>
            <text:p text:style-name="P1"><text:span text:style-name="T2"><text:s text:c="4"/></text:span><text:span text:style-name="T1">return</text:span><text:span text:style-name="T2"> P</text:span></text:p>
            <text:p text:style-name="P1"><text:span text:style-name="T2"/></text:p>
            <text:p text:style-name="P1"><text:span text:style-name="T2">temperature = 100.0 # deg C</text:span></text:p>
            <text:p text:style-name="P1"><text:span text:style-name="T2">volume = 0.01 # cubic meters</text:span></text:p>
            <text:p text:style-name="P1"><text:span text:style-name="T2">pressure = pressure_IG(temperature, volume)</text:span></text:p>
            <text:p text:style-name="P1"><text:span text:style-name="T2"/></text:p>
            <text:p text:style-name="P1"><text:span text:style-name="T1">print</text:span><text:span text:style-name="T2"> 'The pressure of', volume, ' m^3 of gas at ', temperature, 'deg C is', pressure, 'Pa'</text:span></text:p>
          </draw:text-box>
        </draw:frame>
        <draw:custom-shape draw:style-name="gr2" draw:text-style-name="P2" draw:layer="layout" svg:width="0.635cm" svg:height="0.635cm" svg:x="0.365cm" svg:y="1cm">
          <text:p/>
          <draw:enhanced-geometry svg:viewBox="0 0 21600 21600" draw:text-areas="0 ?f0 ?f5 ?f2" draw:type="right-arrow" draw:modifiers="10392.4528301887 5637.7358490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635cm" svg:height="0.635cm" svg:x="0.365cm" svg:y="7.8cm">
          <text:p/>
          <draw:enhanced-geometry svg:viewBox="0 0 21600 21600" draw:text-areas="0 ?f0 ?f5 ?f2" draw:type="right-arrow" draw:modifiers="10392.4528301887 5637.7358490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635cm" svg:height="0.635cm" svg:x="0.365cm" svg:y="12.9cm">
          <text:p/>
          <draw:enhanced-geometry svg:viewBox="0 0 21600 21600" draw:text-areas="0 ?f0 ?f5 ?f2" draw:type="right-arrow" draw:modifiers="10392.4528301887 5637.7358490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635cm" svg:height="0.635cm" svg:x="0.365cm" svg:y="17.9cm">
          <text:p/>
          <draw:enhanced-geometry svg:viewBox="0 0 21600 21600" draw:text-areas="0 ?f0 ?f5 ?f2" draw:type="right-arrow" draw:modifiers="10392.4528301887 5637.7358490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635cm" svg:height="0.635cm" svg:x="1.152cm" svg:y="20.431cm">
          <text:p/>
          <draw:enhanced-geometry svg:viewBox="0 0 21600 21600" draw:text-areas="0 ?f0 ?f5 ?f2" draw:type="right-arrow" draw:modifiers="10392.4528301887 5637.7358490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19.627cm" svg:height="4.255cm" svg:x="0.962cm" svg:y="1cm">
          <draw:text-box>
            <text:p text:style-name="P1"><text:span text:style-name="T1">def</text:span><text:span text:style-name="T2"> pressure_IG(T, V):</text:span></text:p>
            <text:p text:style-name="P1"><text:span text:style-name="T2"><text:s text:c="4"/></text:span><text:span text:style-name="T2"># T should be in deg C and V in cubic meters</text:span></text:p>
            <text:p text:style-name="P1"><text:span text:style-name="T2"><text:s text:c="4"/></text:span><text:span text:style-name="T2">R = 8.314 # ideal gas constant, joules / deg C</text:span></text:p>
            <text:p text:style-name="P1"><text:span text:style-name="T2"><text:s text:c="4"/></text:span><text:span text:style-name="T2">P = R * T / V</text:span></text:p>
            <text:p text:style-name="P1"><text:span text:style-name="T2"><text:s text:c="4"/></text:span><text:span text:style-name="T1">return</text:span><text:span text:style-name="T2"> P</text:span></text:p>
            <text:p text:style-name="P1"><text:span text:style-name="T2"/></text:p>
            <text:p text:style-name="P1"><text:span text:style-name="T2">temperature = 100.0 # deg C</text:span></text:p>
            <text:p text:style-name="P1"><text:span text:style-name="T2">volume = 0.01 # cubic meters</text:span></text:p>
            <text:p text:style-name="P1"><text:span text:style-name="T2">pressure = pressure_IG(temperature, volume)</text:span></text:p>
            <text:p text:style-name="P1"><text:span text:style-name="T2"/></text:p>
            <text:p text:style-name="P1"><text:span text:style-name="T1">print</text:span><text:span text:style-name="T2"> 'The pressure of', volume, ' m^3 of gas at ', temperature, 'deg C is', pressure, 'Pa'</text:span></text:p>
          </draw:text-box>
        </draw:frame>
        <draw:frame draw:style-name="gr1" draw:text-style-name="P1" draw:layer="layout" svg:width="19.627cm" svg:height="4.255cm" svg:x="0.962cm" svg:y="5.635cm">
          <draw:text-box>
            <text:p text:style-name="P1"><text:span text:style-name="T1">def</text:span><text:span text:style-name="T2"> pressure_IG(T, V):</text:span></text:p>
            <text:p text:style-name="P1"><text:span text:style-name="T2"><text:s text:c="4"/></text:span><text:span text:style-name="T2"># T should be in deg C and V in cubic meters</text:span></text:p>
            <text:p text:style-name="P1"><text:span text:style-name="T2"><text:s text:c="4"/></text:span><text:span text:style-name="T2">R = 8.314 # ideal gas constant, joules / deg C</text:span></text:p>
            <text:p text:style-name="P1"><text:span text:style-name="T2"><text:s text:c="4"/></text:span><text:span text:style-name="T2">P = R * T / V</text:span></text:p>
            <text:p text:style-name="P1"><text:span text:style-name="T2"><text:s text:c="4"/></text:span><text:span text:style-name="T1">return</text:span><text:span text:style-name="T2"> P</text:span></text:p>
            <text:p text:style-name="P1"><text:span text:style-name="T2"/></text:p>
            <text:p text:style-name="P1"><text:span text:style-name="T2">temperature = 100.0 # deg C</text:span></text:p>
            <text:p text:style-name="P1"><text:span text:style-name="T2">volume = 0.01 # cubic meters</text:span></text:p>
            <text:p text:style-name="P1"><text:span text:style-name="T2">pressure = pressure_IG(temperature, volume)</text:span></text:p>
            <text:p text:style-name="P1"><text:span text:style-name="T2"/></text:p>
            <text:p text:style-name="P1"><text:span text:style-name="T1">print</text:span><text:span text:style-name="T2"> 'The pressure of', volume, ' m^3 of gas at ', temperature, 'deg C is', pressure, 'Pa'</text:span></text:p>
          </draw:text-box>
        </draw:frame>
        <draw:frame draw:style-name="gr1" draw:text-style-name="P1" draw:layer="layout" svg:width="19.627cm" svg:height="4.255cm" svg:x="0.962cm" svg:y="10.334cm">
          <draw:text-box>
            <text:p text:style-name="P1"><text:span text:style-name="T1">def</text:span><text:span text:style-name="T2"> pressure_IG(T, V):</text:span></text:p>
            <text:p text:style-name="P1"><text:span text:style-name="T2"><text:s text:c="4"/></text:span><text:span text:style-name="T2"># T should be in deg C and V in cubic meters</text:span></text:p>
            <text:p text:style-name="P1"><text:span text:style-name="T2"><text:s text:c="4"/></text:span><text:span text:style-name="T2">R = 8.314 # ideal gas constant, joules / deg C</text:span></text:p>
            <text:p text:style-name="P1"><text:span text:style-name="T2"><text:s text:c="4"/></text:span><text:span text:style-name="T2">P = R * T / V</text:span></text:p>
            <text:p text:style-name="P1"><text:span text:style-name="T2"><text:s text:c="4"/></text:span><text:span text:style-name="T1">return</text:span><text:span text:style-name="T2"> P</text:span></text:p>
            <text:p text:style-name="P1"><text:span text:style-name="T2"/></text:p>
            <text:p text:style-name="P1"><text:span text:style-name="T2">temperature = 100.0 # deg C</text:span></text:p>
            <text:p text:style-name="P1"><text:span text:style-name="T2">volume = 0.01 # cubic meters</text:span></text:p>
            <text:p text:style-name="P1"><text:span text:style-name="T2">pressure = pressure_IG(temperature, volume)</text:span></text:p>
            <text:p text:style-name="P1"><text:span text:style-name="T2"/></text:p>
            <text:p text:style-name="P1"><text:span text:style-name="T1">print</text:span><text:span text:style-name="T2"> 'The pressure of', volume, ' m^3 of gas at ', temperature, 'deg C is', pressure, 'Pa'</text:span></text:p>
          </draw:text-box>
        </draw:frame>
        <draw:custom-shape draw:style-name="gr3" draw:text-style-name="P2" draw:layer="layout" svg:width="0.635cm" svg:height="0.635cm" svg:x="1.178cm" svg:y="7.045cm">
          <text:p/>
          <draw:enhanced-geometry svg:viewBox="0 0 21600 21600" draw:text-areas="0 ?f0 ?f5 ?f2" draw:type="right-arrow" draw:modifiers="10392.4528301887 5637.7358490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635cm" svg:height="0.635cm" svg:x="0.364cm" svg:y="14cm">
          <text:p/>
          <draw:enhanced-geometry svg:viewBox="0 0 21600 21600" draw:text-areas="0 ?f0 ?f5 ?f2" draw:type="right-arrow" draw:modifiers="10392.4528301887 5637.7358490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0.635cm" svg:height="0.635cm" svg:x="1.152cm" svg:y="2.016cm">
          <text:p/>
          <draw:enhanced-geometry svg:viewBox="0 0 21600 21600" draw:text-areas="0 ?f0 ?f5 ?f2" draw:type="right-arrow" draw:modifiers="10392.4528301887 5637.7358490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Orange_20_Gradient_20_2" draw:display-name="Orange Gradient 2" draw:style="linear" draw:start-color="#ff6600" draw:end-color="#ffff00" draw:start-intensity="100%" draw:end-intensity="100%" draw:angle="0" draw:border="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5-08-12T14:29:18.659036000</meta:creation-date>
    <dc:date>2015-08-12T14:46:22.466466000</dc:date>
    <dc:creator>Neal Davis</dc:creator>
    <meta:editing-duration>PT17M3S</meta:editing-duration>
    <meta:editing-cycles>1</meta:editing-cycles>
    <meta:document-statistic meta:object-count="16"/>
    <meta:generator>LibreOffice/4.3.7.2$MacOSX_X86_64 LibreOffice_project/8a35821d8636a03b8bf4e15b48f59794652c68ba</meta:generator>
  </office:meta>
</office:document-meta>
</file>